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5ddd" officeooo:paragraph-rsid="00035ddd"/>
    </style:style>
    <style:style style:name="P2" style:family="paragraph" style:parent-style-name="Standard">
      <style:text-properties officeooo:paragraph-rsid="00035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uAD 1.1 </text:p>
      <text:p text:style-name="Standard"/>
      <text:p text:style-name="P2">Results: {</text:p>
      <text:p text:style-name="P2">'exact': 0.34058656575212864, </text:p>
      <text:p text:style-name="P2">'f1': 7.709136125890516, </text:p>
      <text:p text:style-name="P2">'total': 10570, </text:p>
      <text:p text:style-name="P2">'HasAns_exact': 0.34058656575212864,</text:p>
      <text:p text:style-name="P2"><text:s/>'HasAns_f1': 7.709136125890516, </text:p>
      <text:p text:style-name="P2">'HasAns_total': 10570, </text:p>
      <text:p text:style-name="P2">'best_exact': 0.34058656575212864, </text:p>
      <text:p text:style-name="P2">'best_exact_thresh': 0.0,</text:p>
      <text:p text:style-name="P2"><text:s/>'best_f1': 7.709136125890516, </text:p>
      <text:p text:style-name="P2">'best_f1_thresh': 0.0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2T17:43:21.010369643</meta:creation-date>
    <dc:date>2021-08-02T20:14:27.833361239</dc:date>
    <meta:editing-duration>PT2H20M56S</meta:editing-duration>
    <meta:editing-cycles>1</meta:editing-cycles>
    <meta:document-statistic meta:table-count="0" meta:image-count="0" meta:object-count="0" meta:page-count="1" meta:paragraph-count="12" meta:word-count="24" meta:character-count="296" meta:non-whitespace-character-count="274"/>
    <meta:generator>LibreOffice/6.0.7.3$Linux_X86_64 LibreOffice_project/00m0$Build-3</meta:generator>
  </office:meta>
</office:document-meta>
</file>